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10.14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2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 table:formula="of:=AVERAGE([.EW15:.EX15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 table:formula="of:=AVERAGE([.EW16:.EX16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 table:formula="of:=AVERAGE([.EW17:.EX17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 table:formula="of:=AVERAGE([.EW18:.EX18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 table:formula="of:=AVERAGE([.EW19:.EX19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.6666">
            <text:p>0.6666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 table:formula="of:=AVERAGE([.EW20:.EX20])" office:value-type="float" office:value="0.3333">
            <text:p>0.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.1666">
            <text:p>1.166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 table:formula="of:=AVERAGE([.EW21:.EX21])" office:value-type="float" office:value="0.5833">
            <text:p>0.58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.1666">
            <text:p>1.1666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 table:formula="of:=AVERAGE([.EW22:.EX22])" office:value-type="float" office:value="0.5833">
            <text:p>0.58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.1666">
            <text:p>1.166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 table:formula="of:=AVERAGE([.EW23:.EX23])" office:value-type="float" office:value="0.5833">
            <text:p>0.58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2.5">
            <text:p>2.5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 table:formula="of:=AVERAGE([.EW24:.EX24])" office:value-type="float" office:value="1.25">
            <text:p>1.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6.333">
            <text:p>6.333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 table:formula="of:=AVERAGE([.EW25:.EX25])" office:value-type="float" office:value="3.1665">
            <text:p>3.16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.6664">
            <text:p>10.6664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 table:formula="of:=AVERAGE([.EW26:.EX26])" office:value-type="float" office:value="5.3332">
            <text:p>5.33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3.9162">
            <text:p>13.9162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 table:formula="of:=AVERAGE([.EW27:.EX27])" office:value-type="float" office:value="6.9581">
            <text:p>6.95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8.7496">
            <text:p>18.749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.3334">
            <text:p>0.3334</text:p>
          </table:table-cell>
          <table:table-cell table:formula="of:=AVERAGE([.EW28:.EX28])" office:value-type="float" office:value="9.5415">
            <text:p>9.54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25.1654">
            <text:p>25.1654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.3334">
            <text:p>1.3334</text:p>
          </table:table-cell>
          <table:table-cell table:formula="of:=AVERAGE([.EW29:.EX29])" office:value-type="float" office:value="13.2494">
            <text:p>13.24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29.1654">
            <text:p>29.165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2">
            <text:p>2</text:p>
          </table:table-cell>
          <table:table-cell table:formula="of:=AVERAGE([.EW30:.EX30])" office:value-type="float" office:value="15.5827">
            <text:p>15.58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32.7488">
            <text:p>32.7488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3.3334">
            <text:p>3.3334</text:p>
          </table:table-cell>
          <table:table-cell table:formula="of:=AVERAGE([.EW31:.EX31])" office:value-type="float" office:value="18.0411">
            <text:p>18.04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16.67">
            <text:p>1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35.082">
            <text:p>35.082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6.3334">
            <text:p>6.3334</text:p>
          </table:table-cell>
          <table:table-cell table:formula="of:=AVERAGE([.EW32:.EX32])" office:value-type="float" office:value="20.7077">
            <text:p>20.70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39:34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